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ontserrat" svg:font-family="Montserrat" style:font-family-generic="system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3" style:family="table">
      <style:table-properties style:width="16.021cm" table:align="center"/>
    </style:style>
    <style:style style:name="Tabelle3.A" style:family="table-column">
      <style:table-column-properties style:column-width="7.805cm"/>
    </style:style>
    <style:style style:name="Tabelle3.B" style:family="table-column">
      <style:table-column-properties style:column-width="5.662cm"/>
    </style:style>
    <style:style style:name="Tabelle3.C" style:family="table-column">
      <style:table-column-properties style:column-width="2.554cm"/>
    </style:style>
    <style:style style:name="Tabelle3.1" style:family="table-row">
      <style:table-row-properties style:min-row-height="0.649cm" style:use-optimal-row-height="false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.2" style:family="table-row">
      <style:table-row-properties style:min-row-height="1.831cm" style:use-optimal-row-height="false"/>
    </style:style>
    <style:style style:name="Tabelle3.3" style:family="table-row">
      <style:table-row-properties style:min-row-height="1.655cm" style:use-optimal-row-height="false"/>
    </style:style>
    <style:style style:name="Tabelle3.4" style:family="table-row">
      <style:table-row-properties style:min-row-height="1.72cm" style:use-optimal-row-height="false"/>
    </style:style>
    <style:style style:name="Tabelle4" style:family="table">
      <style:table-properties style:width="16.103cm" table:align="center"/>
    </style:style>
    <style:style style:name="Tabelle4.A" style:family="table-column">
      <style:table-column-properties style:column-width="7.805cm"/>
    </style:style>
    <style:style style:name="Tabelle4.B" style:family="table-column">
      <style:table-column-properties style:column-width="5.662cm"/>
    </style:style>
    <style:style style:name="Tabelle4.C" style:family="table-column">
      <style:table-column-properties style:column-width="2.635cm"/>
    </style:style>
    <style:style style:name="Tabelle4.1" style:family="table-row">
      <style:table-row-properties style:min-row-height="0.706cm" style:use-optimal-row-height="false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2" style:family="table-row">
      <style:table-row-properties style:min-row-height="1.94cm" style:use-optimal-row-height="false"/>
    </style:style>
    <style:style style:name="Tabelle4.3" style:family="table-row">
      <style:table-row-properties style:min-row-height="1.852cm" style:use-optimal-row-height="false"/>
    </style:style>
    <style:style style:name="Tabelle4.4" style:family="table-row">
      <style:table-row-properties style:min-row-height="1.873cm" style:use-optimal-row-height="false"/>
    </style:style>
    <style:style style:name="Tabelle4.5" style:family="table-row">
      <style:table-row-properties style:min-row-height="1.764cm" style:use-optimal-row-height="false"/>
    </style:style>
    <style:style style:name="Tabelle5" style:family="table">
      <style:table-properties style:width="16.103cm" table:align="center"/>
    </style:style>
    <style:style style:name="Tabelle5.A" style:family="table-column">
      <style:table-column-properties style:column-width="7.805cm"/>
    </style:style>
    <style:style style:name="Tabelle5.B" style:family="table-column">
      <style:table-column-properties style:column-width="5.662cm"/>
    </style:style>
    <style:style style:name="Tabelle5.C" style:family="table-column">
      <style:table-column-properties style:column-width="2.635cm"/>
    </style:style>
    <style:style style:name="Tabelle5.1" style:family="table-row">
      <style:table-row-properties style:min-row-height="0.706cm" style:use-optimal-row-height="false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.2" style:family="table-row">
      <style:table-row-properties style:min-row-height="1.588cm" style:use-optimal-row-height="false"/>
    </style:style>
    <style:style style:name="Tabelle5.3" style:family="table-row">
      <style:table-row-properties style:min-row-height="1.697cm" style:use-optimal-row-height="false"/>
    </style:style>
    <style:style style:name="Tabelle6" style:family="table">
      <style:table-properties style:width="16.103cm" table:align="center"/>
    </style:style>
    <style:style style:name="Tabelle6.A" style:family="table-column">
      <style:table-column-properties style:column-width="7.805cm"/>
    </style:style>
    <style:style style:name="Tabelle6.B" style:family="table-column">
      <style:table-column-properties style:column-width="5.662cm"/>
    </style:style>
    <style:style style:name="Tabelle6.C" style:family="table-column">
      <style:table-column-properties style:column-width="2.635cm"/>
    </style:style>
    <style:style style:name="Tabelle6.1" style:family="table-row">
      <style:table-row-properties style:min-row-height="0.706cm" style:use-optimal-row-height="false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.2" style:family="table-row">
      <style:table-row-properties style:min-row-height="1.94cm" style:use-optimal-row-height="false"/>
    </style:style>
    <style:style style:name="Tabelle6.3" style:family="table-row">
      <style:table-row-properties style:min-row-height="1.852cm" style:use-optimal-row-height="false"/>
    </style:style>
    <style:style style:name="Tabelle6.4" style:family="table-row">
      <style:table-row-properties style:min-row-height="1.873cm" style:use-optimal-row-height="false"/>
    </style:style>
    <style:style style:name="P1" style:family="paragraph" style:parent-style-name="Header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5" style:family="paragraph" style:parent-style-name="Normal">
      <style:text-properties style:font-name="Montserrat" fo:font-size="10pt" fo:font-weight="bold" style:font-name-asian="Montserrat" style:font-size-asian="10pt" style:font-weight-asian="bold" style:font-name-complex="Montserrat" style:font-size-complex="10pt" style:font-weight-complex="bold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Normal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Normal">
      <style:paragraph-properties fo:margin-top="0cm" fo:margin-bottom="0cm" style:contextual-spacing="false" fo:line-height="100%"/>
    </style:style>
    <style:style style:name="P9" style:family="paragraph" style:parent-style-name="Heading_20_2">
      <style:paragraph-properties fo:line-height="100%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Normal">
      <style:paragraph-properties fo:break-before="page"/>
    </style:style>
    <style:style style:name="P12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Montserrat" fo:font-size="12pt" fo:background-color="#ffff00" loext:char-shading-value="0" style:font-name-asian="Montserrat" style:font-size-asian="12pt" style:font-name-complex="Montserrat" style:font-size-complex="12pt"/>
    </style:style>
    <style:style style:name="T2" style:family="text">
      <style:text-properties style:font-name="Montserrat" fo:font-size="12pt" style:font-name-asian="Montserrat" style:font-size-asian="12pt" style:font-name-complex="Montserrat" style:font-size-complex="12pt"/>
    </style:style>
    <style:style style:name="T3" style:family="text">
      <style:text-properties style:font-name="Montserrat" fo:font-size="12pt" fo:background-color="transparent" loext:char-shading-value="0" style:font-name-asian="Montserrat" style:font-size-asian="12pt" style:font-name-complex="Montserrat" style:font-size-complex="12pt"/>
    </style:style>
    <style:style style:name="T4" style:family="text">
      <style:text-properties style:font-name="Montserrat" fo:font-size="12pt" fo:background-color="transparent" loext:char-shading-value="0" style:font-name-asian="Montserrat" style:font-size-asian="12pt" style:font-name-complex="Montserrat" style:font-size-complex="12pt"/>
    </style:style>
    <style:style style:name="T5" style:family="text">
      <style:text-properties style:font-name="Montserrat" fo:font-size="10pt" fo:font-weight="bold" style:font-name-asian="Montserrat" style:font-size-asian="10pt" style:font-weight-asian="bold" style:font-name-complex="Montserrat" style:font-size-complex="10pt" style:font-weight-complex="bold"/>
    </style:style>
    <style:style style:name="T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fo:color="#333333" loext:opacity="100%"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Default_20_Paragraph_20_Font"><text:span text:style-name="T4">Traffic Data Collection at Junctions: Tallying Car Directions</text:span></text:span></text:p>
      <text:p text:style-name="Normal"><text:span text:style-name="Default_20_Paragraph_20_Font"><text:span text:style-name="T4"/></text:span></text:p>
      <text:p text:style-name="P5">Starting time:</text:p>
      <text:p text:style-name="P6">Braunschweiger Straße (<text:bookmark-start text:name="_Int_PSOxcQDr"/>W) <text:s/>to<text:bookmark-end text:name="_Int_PSOxcQDr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8">Street Name</text:p>
          </table:table-cell>
          <table:table-cell table:style-name="Tabelle3.A1" office:value-type="string">
            <text:p text:style-name="P7">Tally</text:p>
          </table:table-cell>
          <table:table-cell table:style-name="Tabelle3.A1" office:value-type="string">
            <text:p text:style-name="P7">Total Count</text:p>
          </table:table-cell>
        </table:table-row>
        <table:table-row table:style-name="Tabelle3.2">
          <table:table-cell table:style-name="Tabelle3.A1" office:value-type="string">
            <text:p text:style-name="P8"><text:span text:style-name="Default_20_Paragraph_20_Font"><text:span text:style-name="T6">Wolfenbütteler Str.</text:span></text:span><text:tab/></text:p>
          </table:table-cell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7"/>
          </table:table-cell>
        </table:table-row>
        <table:table-row table:style-name="Tabelle3.3">
          <table:table-cell table:style-name="Tabelle3.A1" office:value-type="string">
            <text:p text:style-name="P7"><text:s/>Rottersdorfer Straße</text:p>
          </table:table-cell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7"/>
          </table:table-cell>
        </table:table-row>
        <table:table-row table:style-name="Tabelle3.4">
          <table:table-cell table:style-name="Tabelle3.A1" office:value-type="string">
            <text:h text:style-name="P9" text:outline-level="2"><text:span text:style-name="Default_20_Paragraph_20_Font"><text:span text:style-name="T7">Schöninger Straße</text:span></text:span></text:h>
          </table:table-cell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7"/>
          </table:table-cell>
        </table:table-row>
      </table:table>
      <text:p text:style-name="P3"/>
      <text:p text:style-name="P6">Braunschweiger Straße (O) to</text:p>
      <text:p text:style-name="P6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8">Street Name</text:p>
          </table:table-cell>
          <table:table-cell table:style-name="Tabelle4.A1" office:value-type="string">
            <text:p text:style-name="P7">Tally</text:p>
          </table:table-cell>
          <table:table-cell table:style-name="Tabelle4.A1" office:value-type="string">
            <text:p text:style-name="P7">Total Count</text:p>
          </table:table-cell>
        </table:table-row>
        <table:table-row table:style-name="Tabelle4.2">
          <table:table-cell table:style-name="Tabelle4.A1" office:value-type="string">
            <text:p text:style-name="P7">Braunschweiger Straße (W)</text:p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</table:table-cell>
        </table:table-row>
        <table:table-row table:style-name="Tabelle4.3">
          <table:table-cell table:style-name="Tabelle4.A1" office:value-type="string">
            <text:p text:style-name="P7">Wolfenbütteler Str.</text:p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</table:table-cell>
        </table:table-row>
        <table:table-row table:style-name="Tabelle4.4">
          <table:table-cell table:style-name="Tabelle4.A1" office:value-type="string">
            <text:p text:style-name="P7">Rottersdorfer Straße</text:p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</table:table-cell>
        </table:table-row>
        <table:table-row table:style-name="Tabelle4.5">
          <table:table-cell table:style-name="Tabelle4.A1" office:value-type="string">
            <text:h text:style-name="P9" text:outline-level="2"><text:span text:style-name="Default_20_Paragraph_20_Font"><text:span text:style-name="T7">Schöninger Straße</text:span></text:span></text:h>
          </table:table-cell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p text:style-name="P11"><text:span text:style-name="T5">Starting time:</text:span></text:p>
      <text:p text:style-name="P3"/>
      <text:p text:style-name="P6">Wolfenbütteler Str to</text:p>
      <text:p text:style-name="P6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>Street Name</text:p>
          </table:table-cell>
          <table:table-cell table:style-name="Tabelle5.A1" office:value-type="string">
            <text:p text:style-name="P7">Tally</text:p>
          </table:table-cell>
          <table:table-cell table:style-name="Tabelle5.A1" office:value-type="string">
            <text:p text:style-name="P7">Total Count</text:p>
          </table:table-cell>
        </table:table-row>
        <table:table-row table:style-name="Tabelle5.2">
          <table:table-cell table:style-name="Tabelle5.A1" office:value-type="string">
            <text:p text:style-name="P7">Rottersdorfer Straße</text:p>
          </table:table-cell>
          <table:table-cell table:style-name="Tabelle5.A1" office:value-type="string">
            <text:p text:style-name="P7"/>
          </table:table-cell>
          <table:table-cell table:style-name="Tabelle5.A1" office:value-type="string">
            <text:p text:style-name="P7"/>
          </table:table-cell>
        </table:table-row>
        <table:table-row table:style-name="Tabelle5.3">
          <table:table-cell table:style-name="Tabelle5.A1" office:value-type="string">
            <text:h text:style-name="P9" text:outline-level="2"><text:span text:style-name="Default_20_Paragraph_20_Font"><text:span text:style-name="T7">Schöninger Straße</text:span></text:span></text:h>
          </table:table-cell>
          <table:table-cell table:style-name="Tabelle5.A1" office:value-type="string">
            <text:p text:style-name="P7"/>
          </table:table-cell>
          <table:table-cell table:style-name="Tabelle5.A1" office:value-type="string">
            <text:p text:style-name="P7"/>
          </table:table-cell>
        </table:table-row>
        <table:table-row table:style-name="Tabelle5.3">
          <table:table-cell table:style-name="Tabelle5.A1" office:value-type="string">
            <text:p text:style-name="P7">Braunschweiger Straße (W)</text:p>
          </table:table-cell>
          <table:table-cell table:style-name="Tabelle5.A1" office:value-type="string">
            <text:p text:style-name="P7"/>
          </table:table-cell>
          <table:table-cell table:style-name="Tabelle5.A1" office:value-type="string">
            <text:p text:style-name="P7"/>
          </table:table-cell>
        </table:table-row>
      </table:table>
      <text:p text:style-name="P3"/>
      <text:p text:style-name="P3"/>
      <text:h text:style-name="P10" text:outline-level="2"><text:span text:style-name="Default_20_Paragraph_20_Font"><text:span text:style-name="T7">Schöninger Straße to</text:span></text:span></text:h>
      <text:p text:style-name="P3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8">Street Name</text:p>
          </table:table-cell>
          <table:table-cell table:style-name="Tabelle6.A1" office:value-type="string">
            <text:p text:style-name="P7">Tally</text:p>
          </table:table-cell>
          <table:table-cell table:style-name="Tabelle6.A1" office:value-type="string">
            <text:p text:style-name="P7">Total Count</text:p>
          </table:table-cell>
        </table:table-row>
        <table:table-row table:style-name="Tabelle6.2">
          <table:table-cell table:style-name="Tabelle6.A1" office:value-type="string">
            <text:p text:style-name="P7">Braunschweiger Straße (W)</text:p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</table:table-row>
        <table:table-row table:style-name="Tabelle6.3">
          <table:table-cell table:style-name="Tabelle6.A1" office:value-type="string">
            <text:p text:style-name="P7">Wolfenbütteler Str</text:p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</table:table-row>
        <table:table-row table:style-name="Tabelle6.4">
          <table:table-cell table:style-name="Tabelle6.A1" office:value-type="string">
            <text:p text:style-name="P7">Rottersdorfer Straße</text:p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ontserrat" svg:font-family="Montserrat" style:font-family-generic="system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tif Harshad</meta:initial-creator>
    <meta:creation-date>2023-05-05T11:25:00Z</meta:creation-date>
    <dc:date>2023-05-30T14:01:38.065868708</dc:date>
    <meta:editing-cycles>4</meta:editing-cycles>
    <meta:editing-duration>PT1M23S</meta:editing-duration>
    <meta:document-statistic meta:table-count="4" meta:image-count="0" meta:object-count="0" meta:page-count="2" meta:paragraph-count="32" meta:word-count="75" meta:character-count="559" meta:non-whitespace-character-count="513"/>
    <meta:template xlink:type="simple" xlink:actuate="onRequest" xlink:title="" xlink:href="Normal.dotm"/>
  </office:meta>
</office:document-meta>
</file>